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83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2.2283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1.245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 office:value-type="string">
            <text:p>Node Name</text:p>
          </table:table-cell>
          <table:table-cell office:value-type="string">
            <text:p>IP-adrress</text:p>
          </table:table-cell>
          <table:table-cell office:value-type="string">
            <text:p>Type</text:p>
          </table:table-cell>
          <table:table-cell office:value-type="string">
            <text:p>version</text:p>
          </table:table-cell>
          <table:table-cell office:value-type="string">
            <text:p>Serial-nbr</text:p>
          </table:table-cell>
          <table:table-cell office:value-type="string">
            <text:p>cpu</text:p>
          </table:table-cell>
          <table:table-cell table:number-columns-repeated="1018"/>
        </table:table-row>
        <table:table-row table:style-name="ro1">
          <table:table-cell office:value-type="string">
            <text:p>first-router</text:p>
          </table:table-cell>
          <table:table-cell office:value-type="string">
            <text:p>2.2.2.2</text:p>
          </table:table-cell>
          <table:table-cell office:value-type="string">
            <text:p>(C3745-ADVENTERPRISEK9-M),</text:p>
          </table:table-cell>
          <table:table-cell office:value-type="string">
            <text:p>12.4(25d),</text:p>
          </table:table-cell>
          <table:table-cell office:value-type="string">
            <text:p>FTX0945W0MY</text:p>
          </table:table-cell>
          <table:table-cell office:value-type="string">
            <text:p>48</text:p>
          </table:table-cell>
          <table:table-cell table:number-columns-repeated="1018"/>
        </table:table-row>
        <table:table-row table:style-name="ro1">
          <table:table-cell office:value-type="string">
            <text:p>second-router</text:p>
          </table:table-cell>
          <table:table-cell office:value-type="string">
            <text:p>192.168.60.1</text:p>
          </table:table-cell>
          <table:table-cell office:value-type="string">
            <text:p>(C3745-ADVENTERPRISEK9-M),</text:p>
          </table:table-cell>
          <table:table-cell office:value-type="string">
            <text:p>12.4(25d),</text:p>
          </table:table-cell>
          <table:table-cell office:value-type="string">
            <text:p>FTX0945W0MY</text:p>
          </table:table-cell>
          <table:table-cell office:value-type="string">
            <text:p>53</text:p>
          </table:table-cell>
          <table:table-cell table:number-columns-repeated="1018"/>
        </table:table-row>
        <table:table-row table:style-name="ro1">
          <table:table-cell office:value-type="string">
            <text:p>N27</text:p>
          </table:table-cell>
          <table:table-cell office:value-type="string">
            <text:p>192.2.120.1</text:p>
          </table:table-cell>
          <table:table-cell office:value-type="string">
            <text:p>(C3000-ADVENTEROOPEK2-L)</text:p>
          </table:table-cell>
          <table:table-cell office:value-type="string">
            <text:p>12.4(25d)</text:p>
          </table:table-cell>
          <table:table-cell office:value-type="string">
            <text:p>FTXADVEBRTLY</text:p>
          </table:table-cell>
          <table:table-cell office:value-type="string">
            <text:p>66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09/21/2020</text:date>, <text:time>22:3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9-21T22:38:58.03</dc:date>
    <dc:creator>Mohamed Wajih Tagourty</dc:creator>
    <meta:editing-duration>PT9H33M19S</meta:editing-duration>
    <meta:editing-cycles>7</meta:editing-cycles>
    <meta:document-statistic meta:table-count="1" meta:cell-count="24" meta:object-count="0"/>
  </office:meta>
</office:document-meta>
</file>